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10.984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t_Water_System" table:style-name="ta1" table:print-ranges="Plant_Water_System.F68:Plant_Water_System.F68">
        <office:forms form:automatic-focus="false" form:apply-design-mode="false"/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7" table:visibility="collapse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SP32 Based Generic IoT_Deployement board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Component Count : <text:s text:c="2"/>64</text:p>
          </table:table-cell>
          <table:covered-table-cell table:style-name="ce3"/>
          <table:covered-table-cell/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Individual Components :</text:p>
          </table:table-cell>
          <table:covered-table-cell table:style-name="ce3"/>
          <table:covered-table-cell/>
          <table:table-cell table:number-columns-repeated="5"/>
        </table:table-row>
        <table:table-row table:style-name="ro3">
          <table:table-cell table:style-name="ce4"/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Item</text:p>
          </table:table-cell>
          <table:covered-table-cell table:style-name="ce5"/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Field4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2" table:number-rows-spanned="1">
            <text:p>OLED 128 x 64</text:p>
          </table:table-cell>
          <table:covered-table-cell/>
          <table:table-cell office:value-type="string" calcext:value-type="string">
            <text:p>Brd1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SSD1306:128x64OLED</text:p>
          </table:table-cell>
          <table:table-cell table:number-columns-repeated="3"/>
        </table:table-row>
        <table:table-row table:style-name="ro5">
          <table:table-cell table:style-name="ce7" office:value-type="string" calcext:value-type="string" table:number-columns-spanned="2" table:number-rows-spanned="1">
            <text:p>Battery Holder</text:p>
          </table:table-cell>
          <table:covered-table-cell/>
          <table:table-cell office:value-type="string" calcext:value-type="string">
            <text:p>BT1</text:p>
          </table:table-cell>
          <table:table-cell office:value-type="string" calcext:value-type="string">
            <text:p>BAT 20MM PTH</text:p>
          </table:table-cell>
          <table:table-cell office:value-type="string" calcext:value-type="string">
            <text:p>Batteries:BATTCOM_20MM_PTH</text:p>
          </table:table-cell>
          <table:table-cell office:value-type="string" calcext:value-type="string">
            <text:p>BATT-09031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 table:number-columns-spanned="2" table:number-rows-spanned="11">
            <text:p>Capacitors</text:p>
          </table:table-cell>
          <table:covered-table-cell/>
          <table:table-cell office:value-type="string" calcext:value-type="string">
            <text:p>C1</text:p>
          </table:table-cell>
          <table:table-cell office:value-type="string" calcext:value-type="string">
            <text:p>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:EIA3216</text:p>
          </table:table-cell>
          <table:table-cell office:value-type="string" calcext:value-type="string">
            <text:p>CAP-0081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470 p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.2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:EIA3216</text:p>
          </table:table-cell>
          <table:table-cell office:value-type="string" calcext:value-type="string">
            <text:p>CAP-0081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:EIA3216</text:p>
          </table:table-cell>
          <table:table-cell office:value-type="string" calcext:value-type="string">
            <text:p>CAP-0081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0.1 UF</text:p>
          </table:table-cell>
          <table:table-cell table:style-name="ce10" office:value-type="float" office:value="805" calcext:value-type="float">
            <text:p>805</text:p>
          </table:table-cell>
          <table:table-cell office:value-type="string" calcext:value-type="string">
            <text:p>CAP-08064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 table:number-columns-spanned="2" table:number-rows-spanned="4">
            <text:p>Diodes</text:p>
          </table:table-cell>
          <table:covered-table-cell/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0805_2012Metric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_LED</text:p>
          </table:table-cell>
          <table:table-cell office:value-type="string" calcext:value-type="string">
            <text:p>LED:LED-1206</text:p>
          </table:table-cell>
          <table:table-cell office:value-type="string" calcext:value-type="string">
            <text:p>DIO-0991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0805_2012Metric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PWR_LED</text:p>
          </table:table-cell>
          <table:table-cell office:value-type="string" calcext:value-type="string">
            <text:p>LED:LED-1206</text:p>
          </table:table-cell>
          <table:table-cell office:value-type="string" calcext:value-type="string">
            <text:p>DIO-09911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2" table:number-rows-spanned="11">
            <text:p>Connectors <text:s text:c="11"/>(JST &amp; Pin Header)</text:p>
          </table:table-cell>
          <table:covered-table-cell/>
          <table:table-cell office:value-type="string" calcext:value-type="string">
            <text:p>J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s:JST-2-PTH</text:p>
          </table:table-cell>
          <table:table-cell office:value-type="string" calcext:value-type="string">
            <text:p>CONN-0986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witch_Conn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CONN-13230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CONN-13230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LED_CONN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CONN-13230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Pump_Conn</text:p>
          </table:table-cell>
          <table:table-cell office:value-type="string" calcext:value-type="string">
            <text:p>Connectors:JST-2-PTH</text:p>
          </table:table-cell>
          <table:table-cell office:value-type="string" calcext:value-type="string">
            <text:p>CONN-0986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BH1750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CONN-1325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HTUI2D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CONN-1325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Prog_Header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10</text:p>
          </table:table-cell>
          <table:table-cell office:value-type="string" calcext:value-type="string">
            <text:p>Connector_PinHeader_1.27mm:PinHeader_1x10_P1.27mm_Vertical</text:p>
          </table:table-cell>
          <table:table-cell office:value-type="string" calcext:value-type="string">
            <text:p>XXX-00000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CONN-13230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Connector_JST:JST_EH_B3B-EH-A_1x03_P2.50mm_Vertical</text:p>
          </table:table-cell>
          <table:table-cell office:value-type="string" calcext:value-type="string">
            <text:p>CONN-13230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2" table:number-rows-spanned="1">
            <text:p>Buzzer</text:p>
          </table:table-cell>
          <table:covered-table-cell/>
          <table:table-cell office:value-type="string" calcext:value-type="string">
            <text:p>LS1</text:p>
          </table:table-cell>
          <table:table-cell office:value-type="string" calcext:value-type="string">
            <text:p>BUZ-PTH</text:p>
          </table:table-cell>
          <table:table-cell office:value-type="string" calcext:value-type="string">
            <text:p>Electromechanical:BUZZER-12MM</text:p>
          </table:table-cell>
          <table:table-cell office:value-type="string" calcext:value-type="string">
            <text:p>COMP-08253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 table:number-columns-spanned="2" table:number-rows-spanned="1">
            <text:p>ESP32 Wroom</text:p>
          </table:table-cell>
          <table:covered-table-cell/>
          <table:table-cell office:value-type="string" calcext:value-type="string">
            <text:p>MOD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RF_Module:ESP32-WROOM-32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 table:number-columns-spanned="2" table:number-rows-spanned="4">
            <text:p>Transistors</text:p>
          </table:table-cell>
          <table:covered-table-cell/>
          <table:table-cell office:value-type="string" calcext:value-type="string">
            <text:p>Q1</text:p>
          </table:table-cell>
          <table:table-cell office:value-type="string" calcext:value-type="string">
            <text:p>MMBT2222A2</text:p>
          </table:table-cell>
          <table:table-cell office:value-type="string" calcext:value-type="string">
            <text:p>Silicon-Standard:SOT23-3</text:p>
          </table:table-cell>
          <table:table-cell office:value-type="string" calcext:value-type="string">
            <text:p>TRANS-08049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MMBT2222A2</text:p>
          </table:table-cell>
          <table:table-cell office:value-type="string" calcext:value-type="string">
            <text:p>Silicon-Standard:SOT23-3</text:p>
          </table:table-cell>
          <table:table-cell office:value-type="string" calcext:value-type="string">
            <text:p>TRANS-08049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MMBT2222A2</text:p>
          </table:table-cell>
          <table:table-cell office:value-type="string" calcext:value-type="string">
            <text:p>Silicon-Standard:SOT23-3</text:p>
          </table:table-cell>
          <table:table-cell office:value-type="string" calcext:value-type="string">
            <text:p>TRANS-08049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MMBT2222A2</text:p>
          </table:table-cell>
          <table:table-cell office:value-type="string" calcext:value-type="string">
            <text:p>Silicon-Standard:SOT23-3</text:p>
          </table:table-cell>
          <table:table-cell office:value-type="string" calcext:value-type="string">
            <text:p>TRANS-08049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 table:number-columns-spanned="2" table:number-rows-spanned="24">
            <text:p>Resistors</text:p>
          </table:table-cell>
          <table:covered-table-cell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70e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470e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470e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6</text:p>
          </table:table-cell>
          <table:table-cell office:value-type="float" office:value="805" calcext:value-type="float">
            <text:p>805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7</text:p>
          </table:table-cell>
          <table:table-cell office:value-type="float" office:value="805" calcext:value-type="float">
            <text:p>805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19</text:p>
          </table:table-cell>
          <table:table-cell office:value-type="float" office:value="805" calcext:value-type="float">
            <text:p>805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0</text:p>
          </table:table-cell>
          <table:table-cell office:value-type="float" office:value="805" calcext:value-type="float">
            <text:p>805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470e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470e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 table:number-columns-spanned="2" table:number-rows-spanned="3">
            <text:p>Switches</text:p>
          </table:table-cell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Switches:SWITCH_SPDT_PTH_11.6X4.0MM</text:p>
          </table:table-cell>
          <table:table-cell office:value-type="string" calcext:value-type="string">
            <text:p>SWCH-0826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utton_Switch_SMD:SW_SPST_FSMSM</text:p>
          </table:table-cell>
          <table:table-cell office:value-type="string" calcext:value-type="string">
            <text:p>SWCH-0921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tton_Switch_SMD:SW_SPST_FSMSM</text:p>
          </table:table-cell>
          <table:table-cell office:value-type="string" calcext:value-type="string">
            <text:p>SWCH-09213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2" table:number-rows-spanned="3">
            <text:p>ICs <text:s text:c="17"/>(Voltage Reg, RTC)</text:p>
          </table:table-cell>
          <table:covered-table-cell/>
          <table:table-cell office:value-type="string" calcext:value-type="string">
            <text:p>U1</text:p>
          </table:table-cell>
          <table:table-cell office:value-type="string" calcext:value-type="string">
            <text:p>MIC5219-3v3</text:p>
          </table:table-cell>
          <table:table-cell office:value-type="string" calcext:value-type="string">
            <text:p>Package_TO_SOT_SMD:SOT-23-5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 style:page-usage="left">
      <style:page-layout-properties style:num-format="1" style:print-orientation="portrait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4T14:03:46.875993612</dc:date>
    <meta:editing-duration>PT35M23S</meta:editing-duration>
    <meta:editing-cycles>4</meta:editing-cycles>
    <meta:generator>LibreOffice/6.4.6.2$Linux_X86_64 LibreOffice_project/40$Build-2</meta:generator>
    <meta:document-statistic meta:table-count="1" meta:cell-count="244" meta:object-count="0"/>
  </office:meta>
</office:document-meta>
</file>